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roa" svg:font-family="Croa"/>
    <style:font-face style:name="Fira Code" svg:font-family="'Fira Code', 'Droid Sans Mono', monospace, monospace, 'Droid Sans Fallback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style:font-name="Liberation Sans" fo:language="hr" fo:country="HR" officeooo:rsid="0005a385" officeooo:paragraph-rsid="0005a385"/>
    </style:style>
    <style:style style:name="P2" style:family="paragraph" style:parent-style-name="Text_20_body">
      <style:text-properties officeooo:paragraph-rsid="0005a385"/>
    </style:style>
    <style:style style:name="P3" style:family="paragraph" style:parent-style-name="Title">
      <style:text-properties style:font-name="Liberation Sans" fo:language="hr" fo:country="HR" officeooo:rsid="0005a385" officeooo:paragraph-rsid="0005a385"/>
    </style:style>
    <style:style style:name="P4" style:family="paragraph">
      <loext:graphic-properties draw:fill="none" draw:fill-color="#ffffff"/>
    </style:style>
    <style:style style:name="T1" style:family="text">
      <style:text-properties officeooo:rsid="0005a385"/>
    </style:style>
    <style:style style:name="T2" style:family="text">
      <style:text-properties style:font-name="Liberation Sans" fo:language="hr" fo:country="HR" officeooo:rsid="0005a385"/>
    </style:style>
    <style:style style:name="T3" style:family="text">
      <style:text-properties style:font-name="Liberation Sans" fo:language="hr" fo:country="HR" officeooo:rsid="000850c1"/>
    </style:style>
    <style:style style:name="T4" style:family="text">
      <style:text-properties officeooo:rsid="000850c1"/>
    </style:style>
    <style:style style:name="T5" style:family="text">
      <style:text-properties fo:color="#8be9fd" style:font-name="Liberation Sans" fo:font-size="9pt" fo:language="hr" fo:country="HR" fo:font-weight="normal" officeooo:rsid="000850c1" fo:background-color="#282a36" loext:char-shading-value="0"/>
    </style:style>
    <style:style style:name="gr1" style:family="graphic">
      <style:graphic-properties draw:stroke="none" svg:stroke-color="#000000" draw:fill="none" draw:fill-color="#ffffff" fo:min-height="1.433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kumentacija</text:p>
      <text:h text:style-name="P1" text:outline-level="1">Izgradnja programa</text:h>
      <text:p text:style-name="P2"><draw:frame text:anchor-type="paragraph" draw:z-index="0" draw:name="Shape1" draw:style-name="gr1" draw:text-style-name="P4" svg:width="7.1335in" svg:height="1.4335in" svg:x="0.0173in" svg:y="1.5437in"><draw:text-box><text:p>"cmake.configureSettings":</text:p><text:p><text:s text:c="4"/>{</text:p><text:p><text:s text:c="8"/>"OGRE_DEPENDENCIES_DIR": ".../Ogre/ogre-next-deps/build/ogredeps",</text:p><text:p><text:s text:c="8"/>"OGRE_SOURCE": ".../Ogre/ogre-next"</text:p><text:p><text:s text:c="4"/>},</text:p></draw:text-box></draw:frame><text:span text:style-name="T2">Program je rađen pomoću pogonskog softwarea Ogre3D te je potrebno preuzeti i instalirati Ogre3D (</text:span><text:a xlink:type="simple" xlink:href="https://www.ogre3d.org/download/sdk/sdk-ogre-next" text:style-name="Internet_20_link" text:visited-style-name="Visited_20_Internet_20_Link">https://www.ogre3d.org/download/sdk/sdk-ogre-next</text:a><text:span text:style-name="T2">), verziju 2.3. Rad je testiran na Linuxu baziranom na Ubuntu-u, no trebao bi raditi i na drugim sustavima. </text:span><text:span text:style-name="T3">Korišten je sustav za izgradnju Cmake, te je tijekom konfiguriranja projekta potrebno postaviti Cmake-ove varijable OGRE_SOURCE i OGRE_DEPENDENCIES_DIR. Ako se koristi VSCode, najlakše je u datoteku settings.json dodati isječak: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roa" svg:font-family="Croa"/>
    <style:font-face style:name="Fira Code" svg:font-family="'Fira Code', 'Droid Sans Mono', monospace, monospace, 'Droid Sans Fallback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2-01-21T21:37:52.201583417</dc:date>
    <meta:editing-duration>PT14M</meta:editing-duration>
    <meta:editing-cycles>5</meta:editing-cycles>
    <meta:document-statistic meta:table-count="0" meta:image-count="0" meta:object-count="0" meta:page-count="1" meta:paragraph-count="3" meta:word-count="65" meta:character-count="514" meta:non-whitespace-character-count="451"/>
  </office:meta>
</office:document-meta>
</file>